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table:number-columns-repeated="2"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table:number-columns-repeated="2"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table:number-columns-repeated="2"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table:number-columns-repeated="2"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table:number-columns-repeated="2"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table:number-columns-repeated="2"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table:number-columns-repeated="2"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table:number-columns-repeated="2"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table:number-columns-repeated="2"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3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office:value-type="time" office:time-value="PT06H00M00S" calcext:value-type="time">
            <text:p>06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9H00M00S" calcext:value-type="time">
            <text:p>09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/>
          <table:table-cell table:style-name="ce6" office:value-type="time" office:time-value="PT07H00M00S" calcext:value-type="time">
            <text:p>07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number-columns-repeated="2"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72H00M00S" calcext:value-type="time">
            <text:p>72:00</text:p>
          </table:table-cell>
          <table:table-cell table:style-name="ce7" table:formula="of:=SUM([.C4:.C120])" office:value-type="time" office:time-value="PT145H25M00S" calcext:value-type="time">
            <text:p>145:25</text:p>
          </table:table-cell>
          <table:table-cell table:style-name="ce7" table:formula="of:=SUM([.D4:.D120])" office:value-type="time" office:time-value="PT95H00M00S" calcext:value-type="time">
            <text:p>95:00</text:p>
          </table:table-cell>
          <table:table-cell/>
          <table:table-cell table:style-name="ce10" table:formula="of:=SUM([.B122:.D122])" office:value-type="time" office:time-value="PT312H25M00S" calcext:value-type="time">
            <text:p>312:2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9:00:40.5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40M54S</meta:editing-duration>
    <meta:editing-cycles>33</meta:editing-cycles>
    <meta:generator>LibreOffice/5.1.6.2$Windows_x86 LibreOffice_project/07ac168c60a517dba0f0d7bc7540f5afa45f0909</meta:generator>
    <meta:initial-creator>Kai Mindermann</meta:initial-creator>
    <dc:date>2017-01-24T19:03:25.825000000</dc:date>
    <meta:document-statistic meta:table-count="1" meta:cell-count="229" meta:object-count="0"/>
  </office:meta>
</office:document-meta>
</file>